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cm" loext:contextual-spacing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concepto datos abiertos (open data, en inglés) es una filosofía y práctica que persigue que determinados tipos de datos estén disponibles de forma libre para todo el mundo, sin restricciones de derechos de autor, de patentes o de otros mecanismos de control.Tiene una ética similar a otros movimientos y comunidades abiertos, como el software libre, el código abierto (open source, en inglés) y el acceso libre (open access, en inglés).Son considerados datos abiertos todos aquellos datos accesibles y reutilizables, sin exigencia de permisos específicos.<text:line-break/>Los datos abiertos están centrados en material no documental como información geográfica, el genoma, compuestos químicos, fórmulas matemáticas y científicas, datos médicos, biodiversidad, etc.[cita requerida] Se trata de fuentes de datos que históricamente han estado bajo el control de organizaciones -públicas o privadas- y cuyo acceso ha estado restringido mediante limitaciones, licencias, copyright y patentes. Los partidarios de los datos abiertos argumentan que estas limitaciones van en contra del bien común y que estos datos tienen que ser puestos en disposición del público sin limitaciones de acceso, dado que se trata de información que pertenece a la sociedad -como el genoma- o que ha sido generada u obtenida por administraciones públicas financiadas por la ciudadanía;​ por ejemplo, información geográfica, cartográfica o meteorológica generada por organismos públic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s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s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document-statistic meta:table-count="0" meta:image-count="0" meta:object-count="0" meta:page-count="1" meta:paragraph-count="1" meta:word-count="200" meta:character-count="1445" meta:non-whitespace-character-count="1145"/>
  </office:meta>
</office:document-meta>
</file>